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  <style:text-properties officeooo:rsid="002b1907" officeooo:paragraph-rsid="002b1907"/>
    </style:style>
    <style:style style:name="P4" style:family="paragraph" style:parent-style-name="Heading_20_1" style:list-style-name="">
      <style:paragraph-properties fo:text-align="center" style:justify-single-word="false">
        <style:tab-stops/>
      </style:paragraph-properties>
      <style:text-properties fo:font-weight="normal" officeooo:rsid="002b1907" officeooo:paragraph-rsid="002b1907" style:font-weight-asian="normal" style:font-weight-complex="normal"/>
    </style:style>
    <style:style style:name="P5" style:family="paragraph" style:parent-style-name="Heading_20_1">
      <style:paragraph-properties fo:break-before="page"/>
      <style:text-properties officeooo:rsid="001c081d" officeooo:paragraph-rsid="001c081d"/>
    </style:style>
    <style:style style:name="P6" style:family="paragraph" style:parent-style-name="Heading_20_5">
      <style:text-properties officeooo:paragraph-rsid="0020982c"/>
    </style:style>
    <style:style style:name="P7" style:family="paragraph" style:parent-style-name="Standard">
      <style:text-properties officeooo:paragraph-rsid="001c081d"/>
    </style:style>
    <style:style style:name="P8" style:family="paragraph" style:parent-style-name="Standard">
      <style:paragraph-properties fo:text-align="justify" style:justify-single-word="false"/>
      <style:text-properties officeooo:paragraph-rsid="002a685a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1cffae"/>
    </style:style>
    <style:style style:name="P11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weight="normal" officeooo:rsid="002b1907" officeooo:paragraph-rsid="002b1907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weight="normal" officeooo:rsid="002b1907" officeooo:paragraph-rsid="002b1907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officeooo:rsid="002b1907" officeooo:paragraph-rsid="002b1907"/>
    </style:style>
    <style:style style:name="P14" style:family="paragraph" style:parent-style-name="Text_20_body">
      <style:paragraph-properties fo:text-align="center" style:justify-single-word="false"/>
      <style:text-properties officeooo:paragraph-rsid="002b1907"/>
    </style:style>
    <style:style style:name="T1" style:family="text">
      <style:text-properties officeooo:rsid="001c081d"/>
    </style:style>
    <style:style style:name="T2" style:family="text">
      <style:text-properties officeooo:rsid="001cffae"/>
    </style:style>
    <style:style style:name="T3" style:family="text">
      <style:text-properties officeooo:rsid="001edec5"/>
    </style:style>
    <style:style style:name="T4" style:family="text">
      <style:text-properties fo:font-style="italic" fo:font-weight="bold" officeooo:rsid="001edec5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1edec5" style:font-style-asian="normal" style:font-weight-asian="normal" style:font-style-complex="normal" style:font-weight-complex="normal"/>
    </style:style>
    <style:style style:name="T6" style:family="text">
      <style:text-properties officeooo:rsid="0020982c"/>
    </style:style>
    <style:style style:name="T7" style:family="text">
      <style:text-properties officeooo:rsid="0027d4f3"/>
    </style:style>
    <style:style style:name="T8" style:family="text">
      <style:text-properties officeooo:rsid="00294077"/>
    </style:style>
    <style:style style:name="T9" style:family="text">
      <style:text-properties officeooo:rsid="002994bf"/>
    </style:style>
    <style:style style:name="T10" style:family="text">
      <style:text-properties officeooo:rsid="002a685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JEDIEL DA ROSA RIBEIRO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list xml:id="list3119777878" text:style-name="Outline">
        <text:list-item>
          <text:h text:style-name="P3" text:outline-level="1">Três teses para três tigres tristes</text:h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GASPAR/SC</text:p>
      <text:p text:style-name="P12">OUTUBRO DE 2021</text:p>
      <text:list xml:id="list92131846661259" text:continue-numbering="true" text:style-name="Outline">
        <text:list-item>
          <text:h text:style-name="P5" text:outline-level="1">Vamos! Case com ele!</text:h>
        </text:list-item>
      </text:list>
      <text:p text:style-name="P8">Estão tentando nos “enfiar um casamento guela abaixo”! Será que Jesus precisa de cupidos para <text:span text:style-name="T2">nos encantar</text:span>? <text:span text:style-name="T1">Um casamento forçado </text:span><text:span text:style-name="T2">com Jesus; Os cupidos de Jesus; </text:span></text:p>
      <text:p text:style-name="P7"/>
      <text:list xml:id="list9213334276851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" text:outline-level="5">1 -<text:span text:style-name="T3">Estão tentando nos fazer pensar que somos obrigados a “casar com Cristo”.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Se isso fosse verdade, por que não foi assim no Jardim? Deus poderia ter deixado a árvore de fora de sua criação, mas lá estava ela, a árvore proibida. Será que com o evangelho Deus decidiu mudar sua estratégia? Será que Deus errou quando criou o homem e simplesmente esqueceu a árvore lá?</text:p>
      <text:p text:style-name="P10"><text:tab/><text:span text:style-name="T3">Assim como eu não posso te convencer que sorvete de pistache com morango é a oitava maravilha do mundo, eles não podem convencer ninguém de que Jesus Cristo é o Senhor através da imposição ou da manipulação. Eu apenas vivo minha vida, e prego a palavra do sorvete de pistache com morango! As pessoas serão naturalmente atraídas, até por que, sorvete de morango com pistache é a oitava maravilha do mundo e Jesus Cristo </text:span><text:span text:style-name="T4">É</text:span><text:span text:style-name="T5"> o filho de Deus. Será que não acreditam nisso a ponto de viver de acordo com essa verdade?</text:span></text:p>
      <text:list xml:id="list9213164434319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2 – <text:span text:style-name="T6">Estão tentando nos fazer pensar </text:span><text:span text:style-name="T7">QUE EXISTEM FERRAMENTAS SAGRADAS E PROFANAS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tab/><text:span text:style-name="T8">Se isso fosse, verdade, por que não os filmes, o teatro e as músicas são do diabo também? Afinal temos mais músicas profanas do que jogos e teatros! Será que Deus, ao criar o mundo não sabia da possibilidade da existência do teatro, da música, do computador e dos jogos? Então por que e,e diria que tudo aquilo era bom?</text:span></text:p>
      <text:list xml:id="list9213245285439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3 – <text:span text:style-name="T6">Estão tentando nos fazer pensar que </text:span><text:span text:style-name="T7">CONTEXTUALIZANDO PERDEREMOS A MENSAGEM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tab/><text:span text:style-name="T9">Se isso fosse verdade, </text:span><text:span text:style-name="T10">será que Jesus não fez o mesmo? Para a mulher samaritana, falou sobre a água da vida, para Nicodemos, falou sobre o novo nascimento, e para o jovem rico, para vender tudo que tinha. Jesus pregou várias mensagens? Ou apenas uma mensasgem para pessoas diferentes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Numbering_20_Symbols" style:display-name="Numbering Symbols" style:family="text" style:hidden="true"/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22:40:36.947385144</meta:creation-date>
    <dc:title>Modern</dc:title>
    <meta:generator>LibreOffice/6.4.7.2$Linux_X86_64 LibreOffice_project/40$Build-2</meta:generator>
    <meta:editing-duration>PT55M32S</meta:editing-duration>
    <meta:editing-cycles>11</meta:editing-cycles>
    <dc:date>2021-10-26T09:21:17.677915611</dc:date>
    <meta:document-statistic meta:table-count="0" meta:image-count="5" meta:object-count="0" meta:page-count="2" meta:paragraph-count="17" meta:word-count="339" meta:character-count="1906" meta:non-whitespace-character-count="1577"/>
    <meta:template xlink:type="simple" xlink:actuate="onRequest" xlink:title="Modern" xlink:href="../../../../../../usr/lib/libreoffice/share/template/common/styles/Modern.ott" meta:date="2021-10-25T22:40:36.425969892"/>
  </office:meta>
</office:document-meta>
</file>